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Liberation Serif" svg:font-family="'Liberation Serif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automatic-styles>
    <style:style style:name="P1" style:family="paragraph" style:parent-style-name="Default_20_Drawing_20_Style">
      <style:paragraph-properties fo:margin-left="0cm" fo:margin-right="0cm" fo:line-height="200%" fo:text-align="start" style:justify-single-word="false" fo:text-indent="0cm" style:auto-text-indent="false" style:writing-mode="lr-tb"/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T1" style:family="text">
      <style:text-properties fo:color="#2e74b5" loext:opacity="100%" style:font-name="Times New Roman1" fo:font-size="12pt" fo:letter-spacing="normal" style:font-size-asian="12pt"/>
    </style:style>
    <style:style style:name="T2" style:family="text">
      <style:text-properties fo:color="#000000" loext:opacity="100%" style:font-name="Times New Roman1" fo:font-size="12pt" fo:letter-spacing="normal" style:font-size-asian="12pt"/>
    </style:style>
    <style:style style:name="T3" style:family="text">
      <style:text-properties fo:color="#000000" loext:opacity="100%" style:font-name="Times New Roman1" fo:font-size="12pt" fo:letter-spacing="normal" officeooo:rsid="001c8e05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hat time did we begin to study today? <text:s/>We</text:span><text:span text:style-name="T2"> began to study a</text:span><text:span text:style-name="T3">t</text:span><text:span text:style-name="T2"> 7 am. </text:span><text:span text:style-name="T1">When did you begin to study English? <text:s/></text:span><text:span text:style-name="T2">I began to study English 2 years ago. </text:span><text:span text:style-name="T1">Why did you begin to study English? <text:s/></text:span><text:span text:style-name="T2">I began to study English because I wanted to learn it. </text:span></text:p>
      <text:p text:style-name="P1"><text:span text:style-name="T1">How did you feel yesterday? <text:s/></text:span><text:span text:style-name="T2">I felt well yesterday. </text:span><text:span text:style-name="T1">Why did you feel that way? <text:s/></text:span><text:span text:style-name="T2">I felt that way because I got good news.</text:span></text:p>
      <text:p text:style-name="P1"><text:span text:style-name="T1">When did you sell your bike? <text:s/></text:span><text:span text:style-name="T2">I sold my bike last week. </text:span><text:span text:style-name="T1">Why did you sell it? <text:s/></text:span><text:span text:style-name="T2">I sold it because I needed a new one. </text:span></text:p>
      <text:p text:style-name="P1"><text:span text:style-name="T1">What did you hear last night? <text:s/></text:span><text:span text:style-name="T2">I heard good music last night. </text:span></text:p>
      <text:p text:style-name="P1"><text:span text:style-name="T1">What did you get for Christmas last year? <text:s/></text:span><text:span text:style-name="T2">I got new clothes for Christmas.</text:span></text:p>
      <text:p text:style-name="P1"><text:span text:style-name="T1">How did you come to school today? <text:s/></text:span><text:span text:style-name="T2">I came to school by bike today.</text:span></text:p>
      <text:p text:style-name="P1"><text:span text:style-name="T1">When did you know your best friend? <text:s/></text:span><text:span text:style-name="T2">I knew my best friend a long time ago.</text:span></text:p>
      <text:p text:style-name="P1"><text:span text:style-name="T1">Why did you sit on the square bench for one hour? – </text:span><text:span text:style-name="T2">I sat on the square bench for one hour because I was tired.</text:span></text:p>
      <text:p text:style-name="P1"><text:span text:style-name="T1">How much did the tickets cost? <text:s/></text:span><text:span text:style-name="T2">The tickets cost 30 dollars.</text:span></text:p>
      <text:p text:style-name="P1"><text:span text:style-name="T1">What did you give your mom on Mother’s Day? <text:s/></text:span><text:span text:style-name="T2">I gave my mom a pair of shoes on Mother’s Day.</text:span></text:p>
      <text:p text:style-name="P1"><text:span text:style-name="T1">Where did you put my sunglasses? <text:s/></text:span><text:span text:style-name="T2">I put your sunglasses in the desk drawer.</text:span></text:p>
      <text:p text:style-name="P1"><text:span text:style-name="T1">Why did you speak with that stranger? <text:s/></text:span><text:span text:style-name="T2">I spoke with her because she asked for directions.</text:span></text:p>
      <text:p text:style-name="P1"><text:span text:style-name="T1">What did you drink in your breakfast? <text:s/></text:span><text:span text:style-name="T2">I drank fruit juice for breakfast.</text:span></text:p>
      <text:p text:style-name="P1"><text:span text:style-name="T1">Where did you go this morning? <text:s/></text:span><text:span text:style-name="T2">I went to the grocery store this morning.</text:span></text:p>
      <text:p text:style-name="P1"><text:span text:style-name="T1">What did you read about English Studying in Brazil? <text:s/></text:span><text:span text:style-name="T2">I read that there are many people studying English in Brazil.</text:span></text:p>
      <text:p text:style-name="P1"><text:span text:style-name="T1">What did you tell her about me? <text:s/></text:span><text:span text:style-name="T2">I told her you’re a great teacher.</text:span></text:p>
      <text:p text:style-name="P1"><text:span text:style-name="T1">What did you eat in your lunch yesterday? <text:s/></text:span><text:span text:style-name="T2">I ate vegetables for lunch yesterday.</text:span></text:p>
      <text:p text:style-name="P1"><text:span text:style-name="T1">What did you have for dinner yesterday? <text:s/></text:span><text:span text:style-name="T2">I had apple pie for dinner. </text:span></text:p>
      <text:p text:style-name="P1"><text:span text:style-name="T1">What did you see on TV last night? <text:s/></text:span><text:span text:style-name="T2">I saw an episode of my favorite series.</text:span></text:p>
      <text:p text:style-name="P1"><text:span text:style-name="T1">When did you write that report? <text:s/></text:span><text:span text:style-name="T2">I wrote it yesterday afternoon.</text:span></text:p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Liberation Serif" svg:font-family="'Liberation Serif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swiss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swiss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swiss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swiss" fo:font-size="18pt" style:font-size-asian="18pt"/>
    </style:style>
    <style:style style:name="A0" style:family="paragraph" style:parent-style-name="Text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swiss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swiss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swiss" fo:font-size="18pt" style:font-size-asian="18pt"/>
    </style:style>
    <style:style style:name="Graphic" style:family="paragraph">
      <style:text-properties style:font-name="Liberation Sans" fo:font-family="'Liberation Sans'" style:font-family-generic="swiss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swiss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swiss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1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1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>
      <style:text-properties style:font-name="Liberation Serif" fo:font-family="'Liberation Serif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note_20_Characters" style:display-name="Endnote Characters" style:family="paragraph">
      <style:text-properties style:font-name="Liberation Serif" fo:font-family="'Liberation Serif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1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swiss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1-11T21:08:21.756000000</meta:creation-date>
    <dc:date>2022-11-11T21:21:49.053000000</dc:date>
    <dc:creator>E G</dc:creator>
    <meta:editing-duration>PT13M40S</meta:editing-duration>
    <meta:editing-cycles>1</meta:editing-cycles>
    <meta:document-statistic meta:table-count="0" meta:image-count="0" meta:object-count="0" meta:page-count="2" meta:paragraph-count="20" meta:word-count="354" meta:character-count="1790" meta:non-whitespace-character-count="1428"/>
    <meta:generator>LibreOffice/7.3.4.2$Windows_X86_64 LibreOffice_project/728fec16bd5f605073805c3c9e7c4212a0120dc5</meta:generator>
  </office:meta>
</office:document-meta>
</file>